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Haaaah... what lovely weather...</text:p>
          </table:table-cell>
          <table:table-cell table:number-columns-repeated="1020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 office:value-type="string">
            <text:p>Just perfect for doing the laundry.</text:p>
          </table:table-cell>
          <table:table-cell table:number-columns-repeated="1020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 office:value-type="string">
            <text:p>Now, let's use this opportunity to get all of my
piled up laundry nice and clean! ♪</text:p>
          </table:table-cell>
          <table:table-cell table:number-columns-repeated="1020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 office:value-type="string">
            <text:p>I wonder if one bucket of water will even be
enough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 office:value-type="string">
            <text:p>Well, one at a time...</text:p>
          </table:table-cell>
          <table:table-cell table:number-columns-repeated="1020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 office:value-type="string">
            <text:p>???
“Oi, oi! Come quietly, missy!”</text:p>
          </table:table-cell>
          <table:table-cell table:number-columns-repeated="1020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 office:value-type="string">
            <text:p>???
“Hey, ah, woah... what, what?!”</text:p>
          </table:table-cell>
          <table:table-cell table:number-columns-repeated="1020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...?</text:p>
          </table:table-cell>
          <table:table-cell table:number-columns-repeated="1020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 office:value-type="string">
            <text:p>What's this, it seems a little noisy over there...</text:p>
          </table:table-cell>
          <table:table-cell table:number-columns-repeated="1020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number-columns-repeated="1020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 office:value-type="string">
            <text:p>Bandit A
“Hee hee hee! It's your fault for takin' a nap
all exposed and vulnerable-like!”</text:p>
          </table:table-cell>
          <table:table-cell table:number-columns-repeated="1020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 office:value-type="string">
            <text:p>Bandit B
“We're the bandit gang, the only guys nasty
enuff to shake are 'eads at a cryin' baby!”</text:p>
          </table:table-cell>
          <table:table-cell table:number-columns-repeated="1020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 office:value-type="string">
            <text:p>Bandit B
“Sorry, li'l lady, but you're comin' wiv us back
to the lair!”</text:p>
          </table:table-cell>
          <table:table-cell table:number-columns-repeated="1020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b-bandit gang?! Are ya kiddin' me?!</text:p>
          </table:table-cell>
          <table:table-cell table:number-columns-repeated="1020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 office:value-type="string">
            <text:p>Don't tell me this is a kidnappin'?!</text:p>
          </table:table-cell>
          <table:table-cell table:number-columns-repeated="1020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 office:value-type="string">
            <text:p>Bandit A
“Right on the money!”</text:p>
          </table:table-cell>
          <table:table-cell table:number-columns-repeated="1020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 office:value-type="string">
            <text:p>Bandit A
“The boss told us to make a hostage out of
anyone we could.”</text:p>
          </table:table-cell>
          <table:table-cell table:number-columns-repeated="1020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 office:value-type="string">
            <text:p>Bandit B
“Now, shut yer pretty mouf and come wiv us!!”</text:p>
          </table:table-cell>
          <table:table-cell table:number-columns-repeated="1020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no way, no way!</text:p>
          </table:table-cell>
          <table:table-cell table:number-columns-repeated="1020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 office:value-type="string">
            <text:p>There's no way I'm gonna letcha take me!</text:p>
          </table:table-cell>
          <table:table-cell table:number-columns-repeated="1020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 office:value-type="string">
            <text:p>Heeeeeeeeeeeeeeey! Help meeeeeeeeeeeeee!!</text:p>
          </table:table-cell>
          <table:table-cell table:number-columns-repeated="1020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 office:value-type="string">
            <text:p>Bandit A
“Uwooh, th-this brat... she's a fighter...”</text:p>
          </table:table-cell>
          <table:table-cell table:number-columns-repeated="1020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 office:value-type="string">
            <text:p>Bandit B
“Unbelievable...! Even wiv the bofe ov us,
plus that power-up drug we took... we can't
rein 'er in...?!”</text:p>
          </table:table-cell>
          <table:table-cell table:number-columns-repeated="1020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 office:value-type="string">
            <text:p>Bandit B
“OI!! Someone lend us an 'and!!”</text:p>
          </table:table-cell>
          <table:table-cell table:number-columns-repeated="1020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 office:value-type="string">
            <text:p>Bandit C
“You... come quietly, would ya...?!!”</text:p>
          </table:table-cell>
          <table:table-cell table:number-columns-repeated="1020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 office:value-type="string">
            <text:p>Bandit D
“There, now we can get you to the back of the
forest up north.”</text:p>
          </table:table-cell>
          <table:table-cell table:number-columns-repeated="1020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-Oh, no...!</text:p>
          </table:table-cell>
          <table:table-cell table:number-columns-repeated="1020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 office:value-type="string">
            <text:p>I need to report this to the Knight Commander
right away...!</text:p>
          </table:table-cell>
          <table:table-cell table:number-columns-repeated="1020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 office:value-type="string">
            <text:p>Bandit E
“Woah! So there was another honey back here,
was there?!”</text:p>
          </table:table-cell>
          <table:table-cell table:number-columns-repeated="1020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 office:value-type="string">
            <text:p>Bandit F
“All right! Bring 'er in!!”</text:p>
          </table:table-cell>
          <table:table-cell table:number-columns-repeated="1020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Kyaaaaaaaaaaaa!!!</text:p>
          </table:table-cell>
          <table:table-cell table:number-columns-repeated="1020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 office:value-type="string">
            <text:p>H-Help meeeeeeeeeeeeee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